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12C300FF86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cffff" draw:textarea-horizontal-align="justify" draw:textarea-vertical-align="middle" draw:auto-grow-height="false" fo:min-height="0cm" fo:min-width="0cm" fo:wrap-option="no-wrap"/>
    </style:style>
    <style:style style:name="gr2" style:family="graphic" style:parent-style-name="standard">
      <style:graphic-properties draw:stroke="dash" draw:stroke-dash="Fine_20_Dashed" svg:stroke-color="#800080"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251cm" fo:min-width="0cm"/>
    </style:style>
    <style:style style:name="gr4" style:family="graphic" style:parent-style-name="standard">
      <style:graphic-properties draw:fill="solid" draw:fill-color="#9966cc"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788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17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25cm" fo:min-width="2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e6e64c" draw:textarea-horizontal-align="center" draw:textarea-vertical-align="middle"/>
    </style:style>
    <style:style style:name="gr11" style:family="graphic" style:parent-style-name="standard">
      <style:graphic-properties draw:fill="solid" draw:fill-color="#ff8080" draw:textarea-horizontal-align="center" draw:textarea-vertical-align="middle"/>
    </style:style>
    <style:style style:name="gr12" style:family="graphic" style:parent-style-name="standard">
      <style:graphic-properties draw:stroke="dash" draw:stroke-dash="Fine_20_Dashed" svg:stroke-color="#0047ff" draw:marker-end="Arrow" draw:marker-end-width="0.3cm" draw:textarea-horizontal-align="center" draw:textarea-vertical-align="middle"/>
    </style:style>
    <style:style style:name="gr13" style:family="graphic" style:parent-style-name="standard">
      <style:graphic-properties draw:stroke="dash" draw:stroke-dash="Fine_20_Dashed" svg:stroke-color="#666600" draw:marker-end="Arrow" draw:marker-end-width="0.3cm" draw:textarea-horizontal-align="center" draw:textarea-vertical-align="middle"/>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16" style:family="graphic" style:parent-style-name="standard">
      <style:graphic-properties draw:stroke="solid" draw:stroke-dash="Fine_20_Dashed" draw:marker-end="Arrow" draw:marker-end-width="0.3cm" draw:textarea-horizontal-align="center" draw:textarea-vertical-align="middle"/>
    </style:style>
    <style:style style:name="gr17" style:family="graphic" style:parent-style-name="standard">
      <style:graphic-properties draw:fill="solid" draw:fill-color="#ffff00" draw:textarea-horizontal-align="justify" draw:textarea-vertical-align="middle" draw:auto-grow-height="false"/>
    </style:style>
    <style:style style:name="gr18" style:family="graphic" style:parent-style-name="standard">
      <style:graphic-properties draw:fill="solid" draw:fill-color="#ffcc99" draw:textarea-horizontal-align="center" draw:textarea-vertical-align="middle" draw:shadow="hidden"/>
    </style:style>
    <style:style style:name="gr19" style:family="graphic" style:parent-style-name="standard">
      <style:graphic-properties draw:stroke="dash" draw:stroke-dash="Fine_20_Dashed" draw:marker-end="Arrow" draw:marker-end-width="0.3cm" draw:textarea-horizontal-align="center" draw:textarea-vertical-align="middle"/>
    </style:style>
    <style:style style:name="gr20" style:family="graphic" style:parent-style-name="standard">
      <style:graphic-properties draw:fill="solid" draw:fill-color="#00b8ff" draw:textarea-horizontal-align="center" draw:textarea-vertical-align="middle"/>
    </style:style>
    <style:style style:name="gr21" style:family="graphic" style:parent-style-name="standard">
      <style:graphic-properties draw:fill="solid" draw:fill-color="#e6e6ff" draw:textarea-horizontal-align="justify" draw:textarea-vertical-align="middle" draw:auto-grow-height="false" fo:min-height="0cm" fo:min-width="0cm" fo:wrap-option="no-wrap" draw:shadow="visible"/>
    </style:style>
    <style:style style:name="gr22" style:family="graphic" style:parent-style-name="standard">
      <style:graphic-properties draw:fill="solid" draw:fill-color="#ffffcc" draw:textarea-horizontal-align="justify" draw:textarea-vertical-align="middle" draw:auto-grow-height="false" fo:min-height="0cm" fo:min-width="0cm" fo:wrap-option="no-wrap" draw:shadow="visible" draw:shadow-offset-x="0.2cm" draw:shadow-offset-y="0.2cm"/>
    </style:style>
    <style:style style:name="gr23" style:family="graphic" style:parent-style-name="standard">
      <style:graphic-properties draw:fill="solid" draw:fill-color="#ccffff" draw:textarea-horizontal-align="justify" draw:textarea-vertical-align="middle" draw:auto-grow-height="false" fo:min-height="0cm" fo:min-width="0cm" fo:wrap-option="no-wrap" draw:shadow="visible" draw:shadow-offset-x="0.1cm" draw:shadow-offset-y="0.1cm"/>
    </style:style>
    <style:style style:name="gr24" style:family="graphic" style:parent-style-name="standard">
      <style:graphic-properties draw:stroke="dash" draw:stroke-dash="Fine_20_Dashed" svg:stroke-width="0.1cm" svg:stroke-color="#ffd320" draw:marker-start-width="0.35cm" draw:marker-end="Arrow"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dash" draw:stroke-dash="Fine_20_Dashed" svg:stroke-width="0.1cm" svg:stroke-color="#aecf00" draw:marker-start-width="0.35cm" draw:marker-end="Arrow" draw:marker-end-width="0.45cm" draw:textarea-horizontal-align="center" draw:textarea-vertical-align="middle" fo:padding-top="0.175cm" fo:padding-bottom="0.175cm" fo:padding-left="0.3cm" fo:padding-right="0.3cm"/>
    </style:style>
    <style:style style:name="gr26" style:family="graphic" style:parent-style-name="standard">
      <style:graphic-properties draw:stroke="dash" draw:stroke-dash="Fine_20_Dashed" svg:stroke-width="0.1cm" svg:stroke-color="#9966cc" draw:marker-start-width="0.35cm" draw:marker-end="Arrow" draw:marker-end-width="0.45cm" draw:textarea-horizontal-align="center" draw:textarea-vertical-align="middle" fo:padding-top="0.175cm" fo:padding-bottom="0.175cm" fo:padding-left="0.3cm" fo:padding-right="0.3cm"/>
    </style:style>
    <style:style style:name="gr27" style:family="graphic" style:parent-style-name="standard">
      <style:graphic-properties draw:stroke="dash" draw:stroke-dash="Fine_20_Dashed" svg:stroke-width="0.1cm" svg:stroke-color="#0084d1" draw:marker-start-width="0.3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draw:stroke="none" draw:fill="solid" draw:fill-color="#99ccff" draw:textarea-horizontal-align="center" draw:textarea-vertical-align="middle"/>
    </style:style>
    <style:style style:name="gr29" style:family="graphic" style:parent-style-name="standard">
      <style:graphic-properties draw:stroke="solid" draw:stroke-dash="Fine_20_Dashed" svg:stroke-width="0.1cm" svg:stroke-color="#0084d1" draw:marker-start-width="0.35cm" draw:marker-end="Arrow" draw:marker-end-width="0.45cm" draw:textarea-horizontal-align="center" draw:textarea-vertical-align="middle" fo:padding-top="0.175cm" fo:padding-bottom="0.175cm" fo:padding-left="0.3cm" fo:padding-right="0.3cm"/>
    </style:style>
    <style:style style:name="gr30" style:family="graphic" style:parent-style-name="standard">
      <style:graphic-properties draw:stroke="solid" draw:stroke-dash="Fine_20_Dashed" svg:stroke-width="0.1cm" draw:marker-start-width="0.35cm" draw:marker-end="Arrow" draw:marker-end-width="0.45cm" draw:textarea-horizontal-align="center" draw:textarea-vertical-align="middle" fo:padding-top="0.175cm" fo:padding-bottom="0.175cm" fo:padding-left="0.3cm" fo:padding-right="0.3cm"/>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solid" draw:fill-color="#0084d1" draw:textarea-horizontal-align="justify" draw:textarea-vertical-align="middle" draw:auto-grow-height="false"/>
    </style:style>
    <style:style style:name="gr33" style:family="graphic" style:parent-style-name="standard">
      <style:graphic-properties draw:stroke="none" draw:fill="solid" draw:fill-color="#aecf00" draw:textarea-horizontal-align="justify" draw:textarea-vertical-align="middle" draw:auto-grow-height="false"/>
    </style:style>
    <style:style style:name="gr34" style:family="graphic" style:parent-style-name="standard">
      <style:graphic-properties draw:stroke="none" draw:fill="solid" draw:fill-color="#ff8080" draw:textarea-horizontal-align="justify" draw:textarea-vertical-align="middle" draw:auto-grow-height="false"/>
    </style:style>
    <style:style style:name="gr35" style:family="graphic" style:parent-style-name="standard">
      <style:graphic-properties draw:stroke="none" draw:fill="solid" draw:fill-color="#ffd320" draw:textarea-horizontal-align="justify" draw:textarea-vertical-align="middle" draw:auto-grow-height="false"/>
    </style:style>
    <style:style style:name="gr36" style:family="graphic" style:parent-style-name="standard">
      <style:graphic-properties draw:stroke="none" draw:fill="solid" draw:fill-color="#9966cc" draw:textarea-horizontal-align="justify" draw:textarea-vertical-align="middle" draw:auto-grow-height="false"/>
    </style:style>
    <style:style style:name="gr37" style:family="graphic" style:parent-style-name="standard">
      <style:graphic-properties svg:stroke-width="0.1cm" svg:stroke-color="#000000" draw:marker-start-width="0.35cm" draw:marker-end="Arrow" draw:marker-end-width="0.45cm" draw:textarea-horizontal-align="center" draw:textarea-vertical-align="middle" fo:padding-top="0.175cm" fo:padding-bottom="0.175cm" fo:padding-left="0.3cm" fo:padding-right="0.3cm"/>
    </style:style>
    <style:style style:name="gr38" style:family="graphic" style:parent-style-name="standard">
      <style:graphic-properties draw:stroke="none" draw:fill="gradient" draw:fill-color="#e6e6ff" draw:fill-gradient-name="Gradient_20_7" draw:textarea-horizontal-align="justify" draw:textarea-vertical-align="middle" draw:auto-grow-height="false" fo:min-height="0cm" fo:min-width="0cm" fo:wrap-option="no-wrap" draw:shadow="visible"/>
    </style:style>
    <style:style style:name="gr39" style:family="graphic" style:parent-style-name="standard">
      <style:graphic-properties draw:stroke="solid" draw:fill="solid" draw:fill-color="#ffffcc" draw:textarea-horizontal-align="justify" draw:textarea-vertical-align="middle" draw:auto-grow-height="false" fo:min-height="0cm" fo:min-width="0cm" fo:wrap-option="no-wrap" draw:shadow="visible" draw:shadow-offset-x="0.2cm" draw:shadow-offset-y="0.2cm"/>
    </style:style>
    <style:style style:name="P1" style:family="paragraph">
      <style:paragraph-properties fo:text-align="center"/>
    </style:style>
    <style:style style:name="P2" style:family="paragraph">
      <style:text-properties fo:font-size="18pt" style:font-size-asian="18pt" style:font-size-complex="18pt"/>
    </style:style>
    <style:style style:name="P3" style:family="paragraph">
      <style:paragraph-properties fo:text-align="center"/>
      <style:text-properties fo:font-size="12pt" style:font-size-asian="12pt" style:font-size-complex="12pt"/>
    </style:style>
    <style:style style:name="P4" style:family="paragraph">
      <style:text-properties fo:font-size="18pt" fo:font-weight="bold" style:font-size-asian="18pt" style:font-weight-asian="bold" style:font-size-complex="18pt" style:font-weight-complex="bold"/>
    </style:style>
    <style:style style:name="P5" style:family="paragraph">
      <style:text-properties fo:font-size="14pt" style:font-size-asian="14pt" style:font-size-complex="14pt"/>
    </style:style>
    <style:style style:name="P6" style:family="paragraph">
      <style:text-properties fo:font-family="'Daniel Black'" style:font-pitch="variable" fo:font-size="18pt" fo:font-weight="bold" style:font-size-asian="18pt" style:font-weight-asian="bold" style:font-size-complex="18pt" style:font-weight-complex="bold"/>
    </style:style>
    <style:style style:name="P7" style:family="paragraph">
      <style:paragraph-properties fo:text-align="center"/>
      <style:text-properties fo:font-family="'Daniel Black'" style:font-pitch="variable" fo:font-size="18pt"/>
    </style:style>
    <style:style style:name="P8" style:family="paragraph">
      <style:text-properties fo:font-family="'Daniel Black'" style:font-pitch="variable" fo:font-size="22pt" fo:font-weight="bold" style:font-size-asian="22pt" style:font-weight-asian="bold" style:font-size-complex="22pt" style:font-weight-complex="bold"/>
    </style:style>
    <style:style style:name="P9" style:family="paragraph">
      <style:text-properties fo:font-family="'Daniel Black'" style:font-pitch="variable" fo:font-size="18pt"/>
    </style:style>
    <style:style style:name="P10" style:family="paragraph">
      <style:paragraph-properties fo:text-align="center"/>
      <style:text-properties fo:font-family="'Daniel Black'" style:font-pitch="variable" fo:font-size="12pt" style:font-size-asian="12pt" style:font-size-complex="12pt"/>
    </style:style>
    <style:style style:name="P11" style:family="paragraph">
      <style:text-properties fo:font-family="'Daniel Black'" style:font-pitch="variable" fo:font-size="14pt" style:font-size-asian="14pt" style:font-size-complex="14pt"/>
    </style:style>
    <style:style style:name="P12" style:family="paragraph">
      <style:paragraph-properties fo:text-align="center"/>
      <style:text-properties fo:color="#ffffff" fo:font-family="'Daniel Black'" style:font-pitch="variable"/>
    </style:style>
    <style:style style:name="P13" style:family="paragraph">
      <style:paragraph-properties fo:text-align="center"/>
      <style:text-properties fo:font-family="'Daniel Black'" style:font-pitch="variable"/>
    </style:style>
    <style:style style:name="P14" style:family="paragraph">
      <style:paragraph-properties fo:text-align="center"/>
      <style:text-properties fo:font-family="'Daniel Black'" style:font-pitch="variable" fo:font-size="14pt" style:font-size-asian="14pt" style:font-size-complex="14pt"/>
    </style:style>
    <style:style style:name="P15" style:family="paragraph">
      <style:paragraph-properties fo:text-align="center"/>
      <style:text-properties fo:color="#ffffff" fo:font-family="'Daniel Black'" style:font-pitch="variable" fo:font-size="18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font-size-asian="14pt" style:font-size-complex="14pt"/>
    </style:style>
    <style:style style:name="T6" style:family="text">
      <style:text-properties fo:font-family="'Daniel Black'" style:font-pitch="variable" fo:font-size="18pt" fo:font-weight="bold" style:font-size-asian="18pt" style:font-weight-asian="bold" style:font-size-complex="18pt" style:font-weight-complex="bold"/>
    </style:style>
    <style:style style:name="T7" style:family="text">
      <style:text-properties fo:font-family="'Daniel Black'" style:font-pitch="variable" fo:font-size="18pt"/>
    </style:style>
    <style:style style:name="T8" style:family="text">
      <style:text-properties fo:font-family="'Daniel Black'" style:font-pitch="variable" fo:font-size="22pt" fo:font-weight="bold" style:font-size-asian="22pt" style:font-weight-asian="bold" style:font-size-complex="22pt" style:font-weight-complex="bold"/>
    </style:style>
    <style:style style:name="T9" style:family="text">
      <style:text-properties fo:font-family="'Daniel Black'" style:font-pitch="variable" fo:font-size="22pt" fo:font-weight="normal" style:font-size-asian="22pt" style:font-weight-asian="normal" style:font-size-complex="22pt" style:font-weight-complex="normal"/>
    </style:style>
    <style:style style:name="T10" style:family="text">
      <style:text-properties fo:font-family="'Daniel Black'" style:font-pitch="variable" fo:font-size="12pt" style:font-size-asian="12pt" style:font-size-complex="12pt"/>
    </style:style>
    <style:style style:name="T11" style:family="text">
      <style:text-properties fo:font-family="'Daniel Black'" style:font-pitch="variable" fo:font-size="14pt" style:font-size-asian="14pt" style:font-size-complex="14pt"/>
    </style:style>
    <style:style style:name="T12" style:family="text">
      <style:text-properties fo:color="#ffffff" fo:font-family="'Daniel Black'" style:font-pitch="variable"/>
    </style:style>
    <style:style style:name="T13" style:family="text">
      <style:text-properties fo:font-family="'Daniel Black'" style:font-pitch="variable"/>
    </style:style>
    <style:style style:name="T14" style:family="text">
      <style:text-properties fo:color="#ffffff" fo:font-family="'Daniel Black'" style:font-pitch="variable"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6.517cm" svg:height="22.892cm" draw:transform="skewX (1.63707758980841E-017) rotate (-0.120602251313972) translate (2.754cm 3.2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14.5cm" svg:height="8.5cm" svg:x="19cm" svg:y="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17cm" svg:height="11cm" svg:x="2cm" svg:y="10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7.5cm" svg:height="5.5cm" svg:x="9.5cm" svg:y="1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14.5cm" svg:height="9cm" svg:x="12cm" svg:y="1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26cm" svg:y1="19.5cm" svg:x2="24.5cm" svg:y2="21cm">
          <text:p/>
        </draw:line>
        <draw:frame draw:style-name="gr3" draw:text-style-name="P2" draw:layer="layout" svg:width="2.542cm" svg:height="0.962cm" svg:x="10.958cm" svg:y="10.537cm">
          <draw:text-box>
            <text:p><text:span text:style-name="T1">Europe</text:span></text:p>
          </draw:text-box>
        </draw:frame>
        <draw:rect draw:style-name="gr4" draw:text-style-name="P1" draw:layer="layout" svg:width="4cm" svg:height="1.5cm" svg:x="26.5cm" svg:y="17.5cm">
          <text:p text:style-name="P1">spare</text:p>
        </draw:rect>
        <draw:rect draw:style-name="gr5" draw:text-style-name="P3" draw:layer="layout" svg:width="2cm" svg:height="1.5cm" svg:x="5.5cm" svg:y="17.5cm">
          <text:p text:style-name="P1"><text:span text:style-name="T2">Poller eu3</text:span></text:p>
        </draw:rect>
        <draw:frame draw:style-name="gr6" draw:text-style-name="P2" draw:layer="layout" svg:width="1.383cm" svg:height="2.038cm" svg:x="24.159cm" svg:y="9.038cm">
          <draw:text-box>
            <text:p><text:span text:style-name="T1">US</text:span></text:p>
          </draw:text-box>
        </draw:frame>
        <draw:frame draw:style-name="gr7" draw:text-style-name="P4" draw:layer="layout" svg:width="2.403cm" svg:height="0.962cm" svg:x="9cm" svg:y="10.5cm">
          <draw:text-box>
            <text:p><text:span text:style-name="T3">Realm</text:span></text:p>
          </draw:text-box>
        </draw:frame>
        <draw:frame draw:style-name="gr8" draw:text-style-name="P4" draw:layer="layout" svg:width="2.5cm" svg:height="0.962cm" svg:x="22cm" svg:y="9.017cm">
          <draw:text-box>
            <text:p><text:span text:style-name="T3">Realm</text:span></text:p>
          </draw:text-box>
        </draw:frame>
        <draw:frame draw:style-name="gr9" draw:text-style-name="P4" draw:layer="layout" svg:width="2.403cm" svg:height="0.962cm" svg:x="12.097cm" svg:y="25.017cm">
          <draw:text-box>
            <text:p><text:span text:style-name="T3">Realm</text:span></text:p>
          </draw:text-box>
        </draw:frame>
        <draw:rect draw:style-name="gr5" draw:text-style-name="P3" draw:layer="layout" svg:width="2cm" svg:height="1.5cm" svg:x="6cm" svg:y="16.5cm">
          <text:p text:style-name="P1"><text:span text:style-name="T2">Poller eu2</text:span></text:p>
        </draw:rect>
        <draw:rect draw:style-name="gr5" draw:text-style-name="P3" draw:layer="layout" svg:width="2cm" svg:height="1.5cm" svg:x="6.5cm" svg:y="15.5cm">
          <text:p text:style-name="P1"><text:span text:style-name="T2">Poller eu1</text:span></text:p>
        </draw:rect>
        <draw:rect draw:style-name="gr10" draw:text-style-name="P1" draw:layer="layout" svg:width="3cm" svg:height="1.5cm" svg:x="26.5cm" svg:y="20.5cm">
          <text:p text:style-name="P1">spare</text:p>
        </draw:rect>
        <draw:rect draw:style-name="gr10" draw:text-style-name="P1" draw:layer="layout" svg:width="3cm" svg:height="1.5cm" svg:x="26cm" svg:y="21cm">
          <text:p text:style-name="P1">Broker</text:p>
        </draw:rect>
        <draw:rect draw:style-name="gr4" draw:text-style-name="P1" draw:layer="layout" svg:width="4cm" svg:height="1.5cm" svg:x="26cm" svg:y="18cm">
          <text:p text:style-name="P1">Reactionner</text:p>
        </draw:rect>
        <draw:rect draw:style-name="gr11" draw:text-style-name="P1" draw:layer="layout" svg:width="3cm" svg:height="2cm" svg:x="13.5cm" svg:y="17cm">
          <text:p text:style-name="P1">Spare eu</text:p>
        </draw:rect>
        <draw:rect draw:style-name="gr11" draw:text-style-name="P1" draw:layer="layout" svg:width="3cm" svg:height="2cm" svg:x="9.5cm" svg:y="18cm">
          <text:p text:style-name="P1">Sched 2</text:p>
        </draw:rect>
        <draw:rect draw:style-name="gr11" draw:text-style-name="P1" draw:layer="layout" svg:width="3cm" svg:height="2cm" svg:x="9cm" svg:y="18.5cm">
          <text:p text:style-name="P1">Sched eu</text:p>
        </draw:rect>
        <draw:line draw:style-name="gr12" draw:text-style-name="P1" draw:layer="layout" svg:x1="8cm" svg:y1="17.5cm" svg:x2="9.042cm" svg:y2="18.5cm">
          <text:p/>
        </draw:line>
        <draw:line draw:style-name="gr12" draw:text-style-name="P1" draw:layer="layout" svg:x1="8cm" svg:y1="17.5cm" svg:x2="10.042cm" svg:y2="18cm">
          <text:p/>
        </draw:line>
        <draw:line draw:style-name="gr13" draw:text-style-name="P1" draw:layer="layout" svg:x1="27.5cm" svg:y1="20.5cm" svg:x2="27.5cm" svg:y2="19.5cm">
          <text:p/>
        </draw:line>
        <draw:line draw:style-name="gr13" draw:text-style-name="P1" draw:layer="layout" svg:x1="27.5cm" svg:y1="22.5cm" svg:x2="26cm" svg:y2="23.5cm">
          <text:p/>
        </draw:line>
        <draw:line draw:style-name="gr2" draw:text-style-name="P1" draw:layer="layout" svg:x1="28cm" svg:y1="17.5cm" svg:x2="27.5cm" svg:y2="16cm">
          <text:p/>
        </draw:line>
        <draw:line draw:style-name="gr2" draw:text-style-name="P1" draw:layer="layout" svg:x1="26cm" svg:y1="18.5cm" svg:x2="23.205cm" svg:y2="17.091cm">
          <text:p/>
        </draw:line>
        <draw:custom-shape draw:style-name="gr14" draw:text-style-name="P1" draw:layer="layout" svg:width="3cm" svg:height="1.5cm" svg:x="31cm" svg:y="21cm">
          <text:p text:style-name="P1">global_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5" draw:text-style-name="P3" draw:layer="layout" svg:width="2cm" svg:height="1.5cm" svg:x="27.5cm" svg:y="9cm">
          <text:p text:style-name="P1"><text:span text:style-name="T2">Poller 2-1</text:span></text:p>
        </draw:rect>
        <draw:rect draw:style-name="gr5" draw:text-style-name="P3" draw:layer="layout" svg:width="2cm" svg:height="1.5cm" svg:x="28.5cm" svg:y="10cm">
          <text:p text:style-name="P1"><text:span text:style-name="T2">Poller 2-2</text:span></text:p>
        </draw:rect>
        <draw:rect draw:style-name="gr5" draw:text-style-name="P3" draw:layer="layout" svg:width="2cm" svg:height="1.5cm" svg:x="30cm" svg:y="11cm">
          <text:p text:style-name="P1"><text:span text:style-name="T2">Poller 2-n</text:span></text:p>
        </draw:rect>
        <draw:rect draw:style-name="gr11" draw:text-style-name="P1" draw:layer="layout" svg:width="3cm" svg:height="2cm" svg:x="23cm" svg:y="11.5cm">
          <text:p text:style-name="P1">Spare us</text:p>
        </draw:rect>
        <draw:rect draw:style-name="gr11" draw:text-style-name="P1" draw:layer="layout" svg:width="3cm" svg:height="2cm" svg:x="24.5cm" svg:y="13cm">
          <text:p text:style-name="P1">Sched 5</text:p>
        </draw:rect>
        <draw:line draw:style-name="gr12" draw:text-style-name="P1" draw:layer="layout" svg:x1="29.542cm" svg:y1="11.5cm" svg:x2="28.042cm" svg:y2="13.5cm">
          <text:p/>
        </draw:line>
        <draw:line draw:style-name="gr12" draw:text-style-name="P1" draw:layer="layout" svg:x1="29.042cm" svg:y1="11.5cm" svg:x2="27.542cm" svg:y2="13cm">
          <text:p/>
        </draw:line>
        <draw:rect draw:style-name="gr11" draw:text-style-name="P1" draw:layer="layout" svg:width="3cm" svg:height="2cm" svg:x="25cm" svg:y="13.5cm">
          <text:p text:style-name="P1">Sched 4</text:p>
        </draw:rect>
        <draw:frame draw:style-name="gr15" draw:text-style-name="P2" draw:layer="layout" svg:width="1.734cm" svg:height="0.962cm" svg:x="14.266cm" svg:y="25.038cm">
          <draw:text-box>
            <text:p><text:span text:style-name="T1">Asia</text:span></text:p>
          </draw:text-box>
        </draw:frame>
        <draw:rect draw:style-name="gr11" draw:text-style-name="P1" draw:layer="layout" svg:width="3cm" svg:height="2cm" svg:x="20cm" svg:y="22cm">
          <text:p text:style-name="P1">Spare as</text:p>
        </draw:rect>
        <draw:rect draw:style-name="gr11" draw:text-style-name="P1" draw:layer="layout" svg:width="3cm" svg:height="2cm" svg:x="16cm" svg:y="22cm">
          <text:p text:style-name="P1">Sched 6</text:p>
        </draw:rect>
        <draw:rect draw:style-name="gr11" draw:text-style-name="P1" draw:layer="layout" svg:width="3cm" svg:height="2cm" svg:x="15.5cm" svg:y="22.5cm">
          <text:p text:style-name="P1">Sched as</text:p>
        </draw:rect>
        <draw:rect draw:style-name="gr5" draw:text-style-name="P3" draw:layer="layout" svg:width="2cm" svg:height="1.5cm" svg:x="18cm" svg:y="25cm">
          <text:p text:style-name="P1"><text:span text:style-name="T2">Poller 3-1</text:span></text:p>
        </draw:rect>
        <draw:rect draw:style-name="gr5" draw:text-style-name="P3" draw:layer="layout" svg:width="2cm" svg:height="1.5cm" svg:x="18.5cm" svg:y="25.5cm">
          <text:p text:style-name="P1"><text:span text:style-name="T2">Poller 3-2</text:span></text:p>
        </draw:rect>
        <draw:rect draw:style-name="gr5" draw:text-style-name="P3" draw:layer="layout" svg:width="2cm" svg:height="1.5cm" svg:x="19cm" svg:y="26cm">
          <text:p text:style-name="P1"><text:span text:style-name="T2">Poller as1</text:span></text:p>
        </draw:rect>
        <draw:line draw:style-name="gr12" draw:text-style-name="P1" draw:layer="layout" svg:x1="19.5cm" svg:y1="25cm" svg:x2="19cm" svg:y2="24cm">
          <text:p/>
        </draw:line>
        <draw:line draw:style-name="gr12" draw:text-style-name="P1" draw:layer="layout" svg:x1="19cm" svg:y1="25cm" svg:x2="18.5cm" svg:y2="24.5cm">
          <text:p/>
        </draw:line>
        <draw:line draw:style-name="gr13" draw:text-style-name="P1" draw:layer="layout" svg:x1="26.5cm" svg:y1="21cm" svg:x2="25.5cm" svg:y2="20.5cm">
          <text:p/>
        </draw:line>
        <draw:line draw:style-name="gr16" draw:text-style-name="P1" draw:layer="layout" svg:x1="29.042cm" svg:y1="21.5cm" svg:x2="30.5cm" svg:y2="21.5cm">
          <text:p/>
        </draw:line>
        <draw:frame draw:style-name="gr9" draw:text-style-name="P4" draw:layer="layout" svg:width="4.223cm" svg:height="0.962cm" svg:x="19cm" svg:y="7.5cm">
          <draw:text-box>
            <text:p><text:span text:style-name="T3">Realm</text:span><text:span text:style-name="T4"> World</text:span></text:p>
          </draw:text-box>
        </draw:frame>
        <draw:frame draw:style-name="gr3" draw:text-style-name="P2" draw:layer="layout" svg:width="1.946cm" svg:height="0.962cm" svg:x="12.958cm" svg:y="12.52cm">
          <draw:text-box>
            <text:p><text:span text:style-name="T1">Paris</text:span></text:p>
          </draw:text-box>
        </draw:frame>
        <draw:frame draw:style-name="gr7" draw:text-style-name="P4" draw:layer="layout" svg:width="2.403cm" svg:height="0.962cm" svg:x="11cm" svg:y="12.5cm">
          <draw:text-box>
            <text:p><text:span text:style-name="T3">Realm</text:span></text:p>
          </draw:text-box>
        </draw:frame>
        <draw:rect draw:style-name="gr5" draw:text-style-name="P3" draw:layer="layout" svg:width="2.5cm" svg:height="1.5cm" svg:x="10cm" svg:y="14cm">
          <text:p text:style-name="P1"><text:span text:style-name="T2">Poller paris</text:span></text:p>
        </draw:rect>
        <draw:rect draw:style-name="gr11" draw:text-style-name="P1" draw:layer="layout" svg:width="3cm" svg:height="2cm" svg:x="13.5cm" svg:y="13.5cm">
          <text:p text:style-name="P1">Sched</text:p>
          <text:p text:style-name="P1"><text:s/>paris</text:p>
        </draw:rect>
        <draw:line draw:style-name="gr12" draw:text-style-name="P1" draw:layer="layout" svg:x1="12.5cm" svg:y1="14.5cm" svg:x2="13.5cm" svg:y2="14.5cm">
          <text:p/>
        </draw:line>
        <draw:custom-shape draw:style-name="gr17" draw:text-style-name="P1" draw:layer="layout" svg:width="1.5cm" svg:height="1.5cm" svg:x="8cm" svg:y="2cm">
          <text:p text:style-name="P1"><text:s text:c="11"/></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9" draw:layer="layout" svg:width="5.54cm" svg:height="0.962cm" svg:x="6.477cm" svg:y="3.538cm">
          <draw:text-box>
            <text:p>(very happy) User</text:p>
          </draw:text-box>
        </draw:frame>
        <draw:rect draw:style-name="gr18" draw:text-style-name="P1" draw:layer="layout" svg:width="4cm" svg:height="2cm" svg:x="18cm" svg:y="2cm">
          <text:p text:style-name="P1">Arbiter</text:p>
        </draw:rect>
        <draw:line draw:style-name="gr19" draw:text-style-name="P1" draw:layer="layout" svg:x1="27.5cm" svg:y1="4cm" svg:x2="25.5cm" svg:y2="6cm">
          <text:p/>
        </draw:line>
        <draw:ellipse draw:style-name="gr20" draw:text-style-name="P1" draw:layer="layout" svg:width="3cm" svg:height="2cm" svg:x="12cm" svg:y="2cm">
          <text:p text:style-name="P1">conf</text:p>
        </draw:ellipse>
        <draw:ellipse draw:style-name="gr20" draw:text-style-name="P3" draw:layer="layout" svg:width="1.5cm" svg:height="1cm" svg:x="25cm" svg:y="2.379cm">
          <text:p text:style-name="P1"><text:span text:style-name="T2">Conf part 1</text:span></text:p>
        </draw:ellipse>
        <draw:ellipse draw:style-name="gr20" draw:text-style-name="P3" draw:layer="layout" svg:width="1.5cm" svg:height="1cm" svg:x="27cm" svg:y="2.379cm">
          <text:p text:style-name="P1"><text:span text:style-name="T2">Conf part 2</text:span></text:p>
        </draw:ellipse>
        <draw:ellipse draw:style-name="gr20" draw:text-style-name="P3" draw:layer="layout" svg:width="1.5cm" svg:height="1cm" svg:x="30.5cm" svg:y="2.379cm">
          <text:p text:style-name="P1"><text:span text:style-name="T2">Conf part N</text:span></text:p>
        </draw:ellipse>
        <draw:line draw:style-name="gr16" draw:text-style-name="P1" draw:layer="layout" svg:x1="22.5cm" svg:y1="3cm" svg:x2="24.5cm" svg:y2="3cm">
          <text:p/>
        </draw:line>
        <draw:frame draw:style-name="gr9" draw:text-style-name="P5" draw:layer="layout" svg:width="1.201cm" svg:height="0.806cm" svg:x="29cm" svg:y="2.379cm">
          <draw:text-box>
            <text:p><text:span text:style-name="T5">[...]</text:span></text:p>
          </draw:text-box>
        </draw:frame>
        <draw:line draw:style-name="gr19" draw:text-style-name="P1" draw:layer="layout" svg:x1="27.5cm" svg:y1="4cm" svg:x2="26cm" svg:y2="6cm">
          <text:p/>
        </draw:line>
        <draw:line draw:style-name="gr19" draw:text-style-name="P1" draw:layer="layout" svg:x1="27.5cm" svg:y1="4cm" svg:x2="26.5cm" svg:y2="6cm">
          <text:p/>
        </draw:line>
        <draw:line draw:style-name="gr19" draw:text-style-name="P1" draw:layer="layout" svg:x1="27.5cm" svg:y1="4cm" svg:x2="27cm" svg:y2="6cm">
          <text:p/>
        </draw:line>
        <draw:line draw:style-name="gr19" draw:text-style-name="P1" draw:layer="layout" svg:x1="27.5cm" svg:y1="4cm" svg:x2="27.5cm" svg:y2="6cm">
          <text:p/>
        </draw:line>
        <draw:line draw:style-name="gr19" draw:text-style-name="P1" draw:layer="layout" svg:x1="27.5cm" svg:y1="4cm" svg:x2="28cm" svg:y2="6cm">
          <text:p/>
        </draw:line>
        <draw:line draw:style-name="gr19" draw:text-style-name="P1" draw:layer="layout" svg:x1="27.5cm" svg:y1="4cm" svg:x2="28.5cm" svg:y2="6cm">
          <text:p/>
        </draw:line>
        <draw:line draw:style-name="gr19" draw:text-style-name="P1" draw:layer="layout" svg:x1="27.5cm" svg:y1="4cm" svg:x2="29cm" svg:y2="6cm">
          <text:p/>
        </draw:line>
        <draw:line draw:style-name="gr19" draw:text-style-name="P1" draw:layer="layout" svg:x1="27.5cm" svg:y1="4cm" svg:x2="29.5cm" svg:y2="6cm">
          <text:p/>
        </draw:line>
        <draw:frame draw:style-name="gr9" draw:layer="layout" svg:width="3.673cm" svg:height="0.962cm" svg:x="28.5cm" svg:y="4cm">
          <draw:text-box>
            <text:p>Send confs</text:p>
          </draw:text-box>
        </draw:frame>
        <draw:frame draw:style-name="gr9" draw:layer="layout" svg:width="1.349cm" svg:height="0.962cm" svg:x="22.651cm" svg:y="2cm">
          <draw:text-box>
            <text:p>cut</text:p>
          </draw:text-box>
        </draw:frame>
        <draw:line draw:style-name="gr16" draw:text-style-name="P1" draw:layer="layout" svg:x1="15cm" svg:y1="3cm" svg:x2="17.5cm" svg:y2="3cm">
          <text:p/>
        </draw:line>
      </draw:page>
      <draw:page draw:name="page2" draw:style-name="dp1" draw:master-page-name="Standard">
        <draw:custom-shape draw:style-name="gr21" draw:text-style-name="P1" draw:layer="layout" svg:width="36.517cm" svg:height="22.892cm" draw:transform="skewX (1.63707758980841E-017) rotate (-0.120602251313972) translate (2.754cm 3.2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 draw:layer="layout" svg:width="14.5cm" svg:height="8.5cm" svg:x="19cm" svg:y="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 draw:layer="layout" svg:width="17cm" svg:height="11cm" svg:x="2cm" svg:y="10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7.5cm" svg:height="5.5cm" svg:x="9.5cm" svg:y="1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 draw:layer="layout" svg:width="14.5cm" svg:height="9cm" svg:x="12cm" svg:y="1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4" draw:text-style-name="P1" draw:layer="layout" svg:x1="26cm" svg:y1="19.5cm" svg:x2="24.5cm" svg:y2="21cm">
          <text:p/>
        </draw:line>
        <draw:frame draw:style-name="gr7" draw:text-style-name="P6" draw:layer="layout" svg:width="5.612cm" svg:height="1.182cm" svg:x="3.888cm" svg:y="11.818cm">
          <draw:text-box>
            <text:p><text:span text:style-name="T6">Realm Europe</text:span></text:p>
          </draw:text-box>
        </draw:frame>
        <draw:frame draw:style-name="gr8" draw:text-style-name="P6" draw:layer="layout" svg:width="4.151cm" svg:height="1.182cm" svg:x="21cm" svg:y="9.5cm">
          <draw:text-box>
            <text:p><text:span text:style-name="T6">Realm US</text:span></text:p>
          </draw:text-box>
        </draw:frame>
        <draw:frame draw:style-name="gr9" draw:text-style-name="P6" draw:layer="layout" svg:width="4.384cm" svg:height="1.182cm" svg:x="18cm" svg:y="20.418cm">
          <draw:text-box>
            <text:p><text:span text:style-name="T6">Realm Asia</text:span></text:p>
          </draw:text-box>
        </draw:frame>
        <draw:line draw:style-name="gr25" draw:text-style-name="P1" draw:layer="layout" svg:x1="8cm" svg:y1="17.5cm" svg:x2="9.042cm" svg:y2="18.5cm">
          <text:p/>
        </draw:line>
        <draw:line draw:style-name="gr25" draw:text-style-name="P1" draw:layer="layout" svg:x1="8cm" svg:y1="17.5cm" svg:x2="10.042cm" svg:y2="18cm">
          <text:p/>
        </draw:line>
        <draw:line draw:style-name="gr26" draw:text-style-name="P1" draw:layer="layout" svg:x1="27.5cm" svg:y1="20.5cm" svg:x2="27.5cm" svg:y2="19.5cm">
          <text:p/>
        </draw:line>
        <draw:line draw:style-name="gr26" draw:text-style-name="P1" draw:layer="layout" svg:x1="27.5cm" svg:y1="22.5cm" svg:x2="26cm" svg:y2="23.5cm">
          <text:p/>
        </draw:line>
        <draw:line draw:style-name="gr24" draw:text-style-name="P1" draw:layer="layout" svg:x1="28cm" svg:y1="17.5cm" svg:x2="27.5cm" svg:y2="16cm">
          <text:p/>
        </draw:line>
        <draw:line draw:style-name="gr24" draw:text-style-name="P1" draw:layer="layout" svg:x1="26cm" svg:y1="18.5cm" svg:x2="18.5cm" svg:y2="16.5cm">
          <text:p/>
        </draw:line>
        <draw:custom-shape draw:style-name="gr14" draw:text-style-name="P7" draw:id="id2" draw:layer="layout" svg:width="4cm" svg:height="4cm" svg:x="33cm" svg:y="16.5cm">
          <text:p text:style-name="P1"><text:span text:style-name="T7">global_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5" draw:text-style-name="P1" draw:layer="layout" svg:x1="29.542cm" svg:y1="11.5cm" svg:x2="27.5cm" svg:y2="14cm">
          <text:p/>
        </draw:line>
        <draw:line draw:style-name="gr25" draw:text-style-name="P1" draw:layer="layout" svg:x1="29.042cm" svg:y1="11.5cm" svg:x2="27cm" svg:y2="13cm">
          <text:p/>
        </draw:line>
        <draw:line draw:style-name="gr25" draw:text-style-name="P1" draw:layer="layout" svg:x1="19.5cm" svg:y1="25cm" svg:x2="19cm" svg:y2="24cm">
          <text:p/>
        </draw:line>
        <draw:line draw:style-name="gr25" draw:text-style-name="P1" draw:layer="layout" svg:x1="19cm" svg:y1="25cm" svg:x2="18.5cm" svg:y2="24.5cm">
          <text:p/>
        </draw:line>
        <draw:line draw:style-name="gr26" draw:text-style-name="P1" draw:layer="layout" svg:x1="26.5cm" svg:y1="21cm" svg:x2="25.5cm" svg:y2="20.5cm">
          <text:p/>
        </draw:line>
        <draw:frame draw:style-name="gr9" draw:text-style-name="P8" draw:layer="layout" svg:width="6.483cm" svg:height="1.386cm" svg:x="7.4cm" svg:y="7.2cm">
          <draw:text-box>
            <text:p><text:span text:style-name="T8">Realm</text:span><text:span text:style-name="T9"> World</text:span></text:p>
          </draw:text-box>
        </draw:frame>
        <draw:frame draw:style-name="gr7" draw:text-style-name="P6" draw:layer="layout" svg:width="4.879cm" svg:height="1.182cm" svg:x="11.1cm" svg:y="12.3cm">
          <draw:text-box>
            <text:p><text:span text:style-name="T6">Realm Paris</text:span></text:p>
          </draw:text-box>
        </draw:frame>
        <draw:line draw:style-name="gr25" draw:text-style-name="P1" draw:layer="layout" svg:x1="12.5cm" svg:y1="14.5cm" svg:x2="13.5cm" svg:y2="14.5cm">
          <text:p/>
        </draw:line>
        <draw:frame draw:style-name="gr9" draw:text-style-name="P9" draw:layer="layout" svg:width="7.322cm" svg:height="1.182cm" svg:x="5.677cm" svg:y="3.738cm">
          <draw:text-box>
            <text:p><text:span text:style-name="T7">(very happy) User</text:span></text:p>
          </draw:text-box>
        </draw:frame>
        <draw:line draw:style-name="gr27" draw:text-style-name="P1" draw:layer="layout" svg:x1="27.5cm" svg:y1="4cm" svg:x2="25.5cm" svg:y2="6cm">
          <text:p/>
        </draw:line>
        <draw:ellipse draw:style-name="gr28" draw:text-style-name="P7" draw:layer="layout" svg:width="3cm" svg:height="2cm" svg:x="12cm" svg:y="2cm">
          <text:p text:style-name="P1"><text:span text:style-name="T7">Conf</text:span></text:p>
        </draw:ellipse>
        <draw:ellipse draw:style-name="gr28" draw:text-style-name="P10" draw:layer="layout" svg:width="3.5cm" svg:height="1.5cm" svg:x="35cm" svg:y="2cm">
          <text:p text:style-name="P1"><text:span text:style-name="T10">Conf part N</text:span></text:p>
        </draw:ellipse>
        <draw:line draw:style-name="gr29" draw:text-style-name="P1" draw:layer="layout" svg:x1="22.5cm" svg:y1="3cm" svg:x2="24.5cm" svg:y2="3cm">
          <text:p/>
        </draw:line>
        <draw:frame draw:style-name="gr9" draw:text-style-name="P11" draw:layer="layout" svg:width="1.247cm" svg:height="0.975cm" svg:x="33.199cm" svg:y="2.194cm">
          <draw:text-box>
            <text:p><text:span text:style-name="T11">[...]</text:span></text:p>
          </draw:text-box>
        </draw:frame>
        <draw:line draw:style-name="gr27" draw:text-style-name="P1" draw:layer="layout" svg:x1="27.5cm" svg:y1="4cm" svg:x2="26cm" svg:y2="6cm">
          <text:p/>
        </draw:line>
        <draw:line draw:style-name="gr27" draw:text-style-name="P1" draw:layer="layout" svg:x1="27.5cm" svg:y1="4cm" svg:x2="26.5cm" svg:y2="6cm">
          <text:p/>
        </draw:line>
        <draw:line draw:style-name="gr27" draw:text-style-name="P1" draw:layer="layout" svg:x1="27.5cm" svg:y1="4cm" svg:x2="27cm" svg:y2="6cm">
          <text:p/>
        </draw:line>
        <draw:line draw:style-name="gr27" draw:text-style-name="P1" draw:layer="layout" svg:x1="27.5cm" svg:y1="4cm" svg:x2="27.5cm" svg:y2="6cm">
          <text:p/>
        </draw:line>
        <draw:line draw:style-name="gr27" draw:text-style-name="P1" draw:layer="layout" svg:x1="27.5cm" svg:y1="4cm" svg:x2="28cm" svg:y2="6cm">
          <text:p/>
        </draw:line>
        <draw:line draw:style-name="gr27" draw:text-style-name="P1" draw:layer="layout" svg:x1="27.5cm" svg:y1="4cm" svg:x2="28.5cm" svg:y2="6cm">
          <text:p/>
        </draw:line>
        <draw:line draw:style-name="gr27" draw:text-style-name="P1" draw:layer="layout" svg:x1="27.5cm" svg:y1="4cm" svg:x2="29cm" svg:y2="6cm">
          <text:p/>
        </draw:line>
        <draw:line draw:style-name="gr27" draw:text-style-name="P1" draw:layer="layout" svg:x1="27.5cm" svg:y1="4cm" svg:x2="29.5cm" svg:y2="6cm">
          <text:p/>
        </draw:line>
        <draw:frame draw:style-name="gr9" draw:text-style-name="P9" draw:layer="layout" svg:width="4.405cm" svg:height="1.182cm" svg:x="29.3cm" svg:y="4cm">
          <draw:text-box>
            <text:p><text:span text:style-name="T7">Send confs</text:span></text:p>
          </draw:text-box>
        </draw:frame>
        <draw:frame draw:style-name="gr9" draw:text-style-name="P9" draw:layer="layout" svg:width="1.764cm" svg:height="1.182cm" svg:x="22.451cm" svg:y="1.8cm">
          <draw:text-box>
            <text:p><text:span text:style-name="T7">cut</text:span></text:p>
          </draw:text-box>
        </draw:frame>
        <draw:line draw:style-name="gr30" draw:text-style-name="P1" draw:layer="layout" svg:x1="15cm" svg:y1="3cm" svg:x2="17.5cm" svg:y2="3cm">
          <text:p/>
        </draw:line>
        <draw:frame draw:style-name="gr31" draw:text-style-name="P1" draw:layer="layout" svg:width="2.5cm" svg:height="2.239cm" svg:x="8cm" svg:y="1.261cm">
          <draw:image xlink:href="Pictures/100002010000012C0000012C300FF866.png" xlink:type="simple" xlink:show="embed" xlink:actuate="onLoad">
            <text:p/>
          </draw:image>
        </draw:frame>
        <draw:custom-shape draw:style-name="gr32" draw:text-style-name="P12" draw:layer="layout" svg:width="4cm" svg:height="3cm" svg:x="18cm" svg:y="1.5cm">
          <text:p text:style-name="P1"><text:span text:style-name="T12">Arbi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28" draw:text-style-name="P10" draw:layer="layout" svg:width="3.5cm" svg:height="1.5cm" svg:x="25cm" svg:y="2cm">
          <text:p text:style-name="P1"><text:span text:style-name="T10">Conf part 1</text:span></text:p>
        </draw:ellipse>
        <draw:ellipse draw:style-name="gr28" draw:text-style-name="P10" draw:layer="layout" svg:width="3.5cm" svg:height="1.5cm" svg:x="29cm" svg:y="2cm">
          <text:p text:style-name="P1"><text:span text:style-name="T10">Conf part 2</text:span></text:p>
        </draw:ellipse>
        <draw:custom-shape draw:style-name="gr33" draw:text-style-name="P10" draw:layer="layout" svg:width="2.5cm" svg:height="1.5cm" svg:x="6.5cm" svg:y="15cm">
          <text:p text:style-name="P1"><text:span text:style-name="T10">Poller eu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2.5cm" svg:height="1.5cm" svg:x="6cm" svg:y="16cm">
          <text:p text:style-name="P1"><text:span text:style-name="T10">Poller eu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2.5cm" svg:height="1.5cm" svg:x="5.5cm" svg:y="17cm">
          <text:p text:style-name="P1"><text:span text:style-name="T10">Poller eu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2.5cm" svg:height="1.5cm" svg:x="10cm" svg:y="14cm">
          <text:p text:style-name="P1"><text:span text:style-name="T10">Poller</text:span></text:p>
          <text:p text:style-name="P1"><text:span text:style-name="T10">Par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3" draw:layer="layout" svg:width="3cm" svg:height="2cm" svg:x="13.5cm" svg:y="13.5cm">
          <text:p text:style-name="P1"><text:span text:style-name="T13">Sched</text:span></text:p>
          <text:p text:style-name="P1"><text:span text:style-name="T13">Par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3" draw:layer="layout" svg:width="3cm" svg:height="2cm" svg:x="13.5cm" svg:y="17cm">
          <text:p text:style-name="P1"><text:span text:style-name="T13">Spare</text:span></text:p>
          <text:p text:style-name="P1"><text:span text:style-name="T13">e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3" draw:layer="layout" svg:width="3cm" svg:height="2cm" svg:x="9.5cm" svg:y="18cm">
          <text:p text:style-name="P1"><text:span text:style-name="T13">Sched</text:span></text:p>
          <text:p text:style-name="P1"><text:span text:style-name="T13">eu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3" draw:layer="layout" svg:width="3cm" svg:height="2cm" svg:x="9cm" svg:y="18.5cm">
          <text:p text:style-name="P1"><text:span text:style-name="T13">Sched</text:span></text:p>
          <text:p text:style-name="P1"><text:span text:style-name="T13">e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3cm" svg:height="1.5cm" svg:x="26.5cm" svg:y="9cm">
          <text:p text:style-name="P1"><text:span text:style-name="T10">Poller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3cm" svg:height="1.5cm" svg:x="28cm" svg:y="10cm">
          <text:p text:style-name="P1"><text:span text:style-name="T10">Poller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3cm" svg:height="1.5cm" svg:x="29.5cm" svg:y="11cm">
          <text:p text:style-name="P1"><text:span text:style-name="T10">Poller 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3" draw:layer="layout" svg:width="3.5cm" svg:height="2cm" svg:x="23.5cm" svg:y="13cm">
          <text:p text:style-name="P1"><text:span text:style-name="T13">Sched 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3" draw:layer="layout" svg:width="3.5cm" svg:height="2cm" svg:x="24.5cm" svg:y="14cm">
          <text:p text:style-name="P1"><text:span text:style-name="T13">Sched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3" draw:layer="layout" svg:width="3.5cm" svg:height="2cm" svg:x="21.5cm" svg:y="11.5cm">
          <text:p text:style-name="P1"><text:span text:style-name="T13">Spare 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4" draw:layer="layout" svg:width="4cm" svg:height="1.5cm" svg:x="27.5cm" svg:y="17.5cm">
          <text:p text:style-name="P1"><text:span text:style-name="T11">Sp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4" draw:layer="layout" svg:width="4cm" svg:height="1.5cm" svg:x="26cm" svg:y="18cm">
          <text:p text:style-name="P1"><text:span text:style-name="T11">Reaction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0" draw:id="id1" draw:layer="layout" svg:width="3cm" svg:height="1.5cm" svg:x="27.5cm" svg:y="20.5cm">
          <text:p text:style-name="P1"><text:span text:style-name="T10">Sp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4" draw:layer="layout" svg:width="3cm" svg:height="1.5cm" svg:x="26.5cm" svg:y="21cm">
          <text:p text:style-name="P1"><text:span text:style-name="T11">Bro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2.5cm" svg:height="1.5cm" svg:x="17.5cm" svg:y="25.353cm">
          <text:p text:style-name="P1"><text:span text:style-name="T10">Poller as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2.5cm" svg:height="1.5cm" svg:x="18cm" svg:y="25.853cm">
          <text:p text:style-name="P1"><text:span text:style-name="T10">Poller a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2.5cm" svg:height="1.5cm" svg:x="18.5cm" svg:y="26.353cm">
          <text:p text:style-name="P1"><text:span text:style-name="T10">Poller as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3" draw:layer="layout" svg:width="3cm" svg:height="2cm" svg:x="16cm" svg:y="22cm">
          <text:p text:style-name="P1"><text:span text:style-name="T13">Sched </text:span></text:p>
          <text:p text:style-name="P1"><text:span text:style-name="T13">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3" draw:layer="layout" svg:width="3cm" svg:height="2cm" svg:x="15.5cm" svg:y="22.5cm">
          <text:p text:style-name="P1"><text:span text:style-name="T13">Sched</text:span></text:p>
          <text:p text:style-name="P1"><text:span text:style-name="T13">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3" draw:layer="layout" svg:width="3cm" svg:height="2cm" svg:x="21cm" svg:y="22cm">
          <text:p text:style-name="P1"><text:span text:style-name="T13">Spare</text:span></text:p>
          <text:p text:style-name="P1"><text:span text:style-name="T13">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1" draw:layer="layout" draw:type="curve" svg:x1="30.5cm" svg:y1="21.25cm" svg:x2="35cm" svg:y2="20.5cm" draw:start-shape="id1" draw:start-glue-point="1" draw:end-shape="id2" draw:end-glue-point="7" svg:d="m30500 21250c3000 0 4500-250 4500-750">
          <text:p/>
        </draw:connector>
      </draw:page>
      <draw:page draw:name="page3" draw:style-name="dp1" draw:master-page-name="Standard">
        <draw:custom-shape draw:style-name="gr38" draw:text-style-name="P1" draw:layer="layout" svg:width="36.517cm" svg:height="22.892cm" draw:transform="skewX (1.63707758980841E-017) rotate (-0.120602251313972) translate (2.754cm 3.2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1" draw:layer="layout" svg:width="14.5cm" svg:height="8.5cm" svg:x="19cm" svg:y="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1" draw:layer="layout" svg:width="17cm" svg:height="11cm" svg:x="2cm" svg:y="10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7.5cm" svg:height="5.5cm" svg:x="9.5cm" svg:y="1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1" draw:layer="layout" svg:width="14.5cm" svg:height="9cm" svg:x="12cm" svg:y="1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4" draw:text-style-name="P1" draw:layer="layout" svg:x1="26cm" svg:y1="19.5cm" svg:x2="24.5cm" svg:y2="21cm">
          <text:p/>
        </draw:line>
        <draw:frame draw:style-name="gr7" draw:text-style-name="P6" draw:layer="layout" svg:width="5.612cm" svg:height="1.182cm" svg:x="3.888cm" svg:y="11.818cm">
          <draw:text-box>
            <text:p><text:span text:style-name="T6">Realm Europe</text:span></text:p>
          </draw:text-box>
        </draw:frame>
        <draw:frame draw:style-name="gr8" draw:text-style-name="P6" draw:layer="layout" svg:width="4.151cm" svg:height="1.182cm" svg:x="21cm" svg:y="9.5cm">
          <draw:text-box>
            <text:p><text:span text:style-name="T6">Realm US</text:span></text:p>
          </draw:text-box>
        </draw:frame>
        <draw:frame draw:style-name="gr9" draw:text-style-name="P6" draw:layer="layout" svg:width="4.384cm" svg:height="1.182cm" svg:x="18cm" svg:y="20.418cm">
          <draw:text-box>
            <text:p><text:span text:style-name="T6">Realm Asia</text:span></text:p>
          </draw:text-box>
        </draw:frame>
        <draw:line draw:style-name="gr25" draw:text-style-name="P1" draw:layer="layout" svg:x1="8cm" svg:y1="17.5cm" svg:x2="9.042cm" svg:y2="18.5cm">
          <text:p/>
        </draw:line>
        <draw:line draw:style-name="gr25" draw:text-style-name="P1" draw:layer="layout" svg:x1="8cm" svg:y1="17.5cm" svg:x2="10.042cm" svg:y2="18cm">
          <text:p/>
        </draw:line>
        <draw:line draw:style-name="gr26" draw:text-style-name="P1" draw:layer="layout" svg:x1="27.5cm" svg:y1="20.5cm" svg:x2="27.5cm" svg:y2="19.5cm">
          <text:p/>
        </draw:line>
        <draw:line draw:style-name="gr26" draw:text-style-name="P1" draw:layer="layout" svg:x1="27.5cm" svg:y1="22.5cm" svg:x2="26cm" svg:y2="23.5cm">
          <text:p/>
        </draw:line>
        <draw:line draw:style-name="gr24" draw:text-style-name="P1" draw:layer="layout" svg:x1="28cm" svg:y1="17.5cm" svg:x2="27.5cm" svg:y2="16cm">
          <text:p/>
        </draw:line>
        <draw:line draw:style-name="gr24" draw:text-style-name="P1" draw:layer="layout" svg:x1="26cm" svg:y1="18.5cm" svg:x2="18.5cm" svg:y2="16.5cm">
          <text:p/>
        </draw:line>
        <draw:custom-shape draw:style-name="gr14" draw:text-style-name="P7" draw:id="id4" draw:layer="layout" svg:width="4cm" svg:height="4cm" svg:x="33cm" svg:y="16.5cm">
          <text:p text:style-name="P1"><text:span text:style-name="T7">global_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5" draw:text-style-name="P1" draw:layer="layout" svg:x1="29.542cm" svg:y1="11.5cm" svg:x2="27.5cm" svg:y2="14cm">
          <text:p/>
        </draw:line>
        <draw:line draw:style-name="gr25" draw:text-style-name="P1" draw:layer="layout" svg:x1="29.042cm" svg:y1="11.5cm" svg:x2="27cm" svg:y2="13cm">
          <text:p/>
        </draw:line>
        <draw:line draw:style-name="gr25" draw:text-style-name="P1" draw:layer="layout" svg:x1="19.5cm" svg:y1="25cm" svg:x2="19cm" svg:y2="24cm">
          <text:p/>
        </draw:line>
        <draw:line draw:style-name="gr25" draw:text-style-name="P1" draw:layer="layout" svg:x1="19cm" svg:y1="25cm" svg:x2="18.5cm" svg:y2="24.5cm">
          <text:p/>
        </draw:line>
        <draw:line draw:style-name="gr26" draw:text-style-name="P1" draw:layer="layout" svg:x1="26.5cm" svg:y1="21cm" svg:x2="25.5cm" svg:y2="20.5cm">
          <text:p/>
        </draw:line>
        <draw:frame draw:style-name="gr9" draw:text-style-name="P8" draw:layer="layout" svg:width="6.483cm" svg:height="1.386cm" svg:x="7.4cm" svg:y="7.2cm">
          <draw:text-box>
            <text:p><text:span text:style-name="T8">Realm</text:span><text:span text:style-name="T9"> World</text:span></text:p>
          </draw:text-box>
        </draw:frame>
        <draw:frame draw:style-name="gr7" draw:text-style-name="P6" draw:layer="layout" svg:width="4.879cm" svg:height="1.182cm" svg:x="11.1cm" svg:y="12.3cm">
          <draw:text-box>
            <text:p><text:span text:style-name="T6">Realm Paris</text:span></text:p>
          </draw:text-box>
        </draw:frame>
        <draw:line draw:style-name="gr25" draw:text-style-name="P1" draw:layer="layout" svg:x1="12.5cm" svg:y1="14.5cm" svg:x2="13.5cm" svg:y2="14.5cm">
          <text:p/>
        </draw:line>
        <draw:frame draw:style-name="gr9" draw:text-style-name="P9" draw:layer="layout" svg:width="7.322cm" svg:height="1.182cm" svg:x="5.677cm" svg:y="3.738cm">
          <draw:text-box>
            <text:p><text:span text:style-name="T7">(very happy) User</text:span></text:p>
          </draw:text-box>
        </draw:frame>
        <draw:line draw:style-name="gr27" draw:text-style-name="P1" draw:layer="layout" svg:x1="27.5cm" svg:y1="4cm" svg:x2="25.5cm" svg:y2="6cm">
          <text:p/>
        </draw:line>
        <draw:ellipse draw:style-name="gr28" draw:text-style-name="P7" draw:layer="layout" svg:width="3cm" svg:height="2cm" svg:x="12cm" svg:y="2cm">
          <text:p text:style-name="P1"><text:span text:style-name="T7">Conf</text:span></text:p>
        </draw:ellipse>
        <draw:ellipse draw:style-name="gr28" draw:text-style-name="P10" draw:layer="layout" svg:width="3.5cm" svg:height="1.5cm" svg:x="35cm" svg:y="2cm">
          <text:p text:style-name="P1"><text:span text:style-name="T10">Conf part N</text:span></text:p>
        </draw:ellipse>
        <draw:line draw:style-name="gr29" draw:text-style-name="P1" draw:layer="layout" svg:x1="22.5cm" svg:y1="3cm" svg:x2="24.5cm" svg:y2="3cm">
          <text:p/>
        </draw:line>
        <draw:frame draw:style-name="gr9" draw:text-style-name="P11" draw:layer="layout" svg:width="1.247cm" svg:height="0.975cm" svg:x="33.199cm" svg:y="2.194cm">
          <draw:text-box>
            <text:p><text:span text:style-name="T11">[...]</text:span></text:p>
          </draw:text-box>
        </draw:frame>
        <draw:line draw:style-name="gr27" draw:text-style-name="P1" draw:layer="layout" svg:x1="27.5cm" svg:y1="4cm" svg:x2="26cm" svg:y2="6cm">
          <text:p/>
        </draw:line>
        <draw:line draw:style-name="gr27" draw:text-style-name="P1" draw:layer="layout" svg:x1="27.5cm" svg:y1="4cm" svg:x2="26.5cm" svg:y2="6cm">
          <text:p/>
        </draw:line>
        <draw:line draw:style-name="gr27" draw:text-style-name="P1" draw:layer="layout" svg:x1="27.5cm" svg:y1="4cm" svg:x2="27cm" svg:y2="6cm">
          <text:p/>
        </draw:line>
        <draw:line draw:style-name="gr27" draw:text-style-name="P1" draw:layer="layout" svg:x1="27.5cm" svg:y1="4cm" svg:x2="27.5cm" svg:y2="6cm">
          <text:p/>
        </draw:line>
        <draw:line draw:style-name="gr27" draw:text-style-name="P1" draw:layer="layout" svg:x1="27.5cm" svg:y1="4cm" svg:x2="28cm" svg:y2="6cm">
          <text:p/>
        </draw:line>
        <draw:line draw:style-name="gr27" draw:text-style-name="P1" draw:layer="layout" svg:x1="27.5cm" svg:y1="4cm" svg:x2="28.5cm" svg:y2="6cm">
          <text:p/>
        </draw:line>
        <draw:line draw:style-name="gr27" draw:text-style-name="P1" draw:layer="layout" svg:x1="27.5cm" svg:y1="4cm" svg:x2="29cm" svg:y2="6cm">
          <text:p/>
        </draw:line>
        <draw:line draw:style-name="gr27" draw:text-style-name="P1" draw:layer="layout" svg:x1="27.5cm" svg:y1="4cm" svg:x2="29.5cm" svg:y2="6cm">
          <text:p/>
        </draw:line>
        <draw:frame draw:style-name="gr9" draw:text-style-name="P9" draw:layer="layout" svg:width="4.405cm" svg:height="1.182cm" svg:x="29.3cm" svg:y="4cm">
          <draw:text-box>
            <text:p><text:span text:style-name="T7">Send confs</text:span></text:p>
          </draw:text-box>
        </draw:frame>
        <draw:frame draw:style-name="gr9" draw:text-style-name="P9" draw:layer="layout" svg:width="1.764cm" svg:height="1.182cm" svg:x="22.451cm" svg:y="1.8cm">
          <draw:text-box>
            <text:p><text:span text:style-name="T7">cut</text:span></text:p>
          </draw:text-box>
        </draw:frame>
        <draw:line draw:style-name="gr30" draw:text-style-name="P1" draw:layer="layout" svg:x1="15cm" svg:y1="3cm" svg:x2="17.5cm" svg:y2="3cm">
          <text:p/>
        </draw:line>
        <draw:frame draw:style-name="gr31" draw:text-style-name="P1" draw:layer="layout" svg:width="2.5cm" svg:height="2.239cm" svg:x="8cm" svg:y="1.261cm">
          <draw:image xlink:href="Pictures/100002010000012C0000012C300FF866.png" xlink:type="simple" xlink:show="embed" xlink:actuate="onLoad">
            <text:p/>
          </draw:image>
        </draw:frame>
        <draw:custom-shape draw:style-name="gr32" draw:text-style-name="P15" draw:layer="layout" svg:width="4cm" svg:height="3cm" svg:x="18cm" svg:y="1.5cm">
          <text:p text:style-name="P1"><text:span text:style-name="T14">Arbi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28" draw:text-style-name="P10" draw:layer="layout" svg:width="3.5cm" svg:height="1.5cm" svg:x="25cm" svg:y="2cm">
          <text:p text:style-name="P1"><text:span text:style-name="T10">Conf part 1</text:span></text:p>
        </draw:ellipse>
        <draw:ellipse draw:style-name="gr28" draw:text-style-name="P10" draw:layer="layout" svg:width="3.5cm" svg:height="1.5cm" svg:x="29cm" svg:y="2cm">
          <text:p text:style-name="P1"><text:span text:style-name="T10">Conf part 2</text:span></text:p>
        </draw:ellipse>
        <draw:custom-shape draw:style-name="gr33" draw:text-style-name="P10" draw:layer="layout" svg:width="2.5cm" svg:height="1.5cm" svg:x="6.5cm" svg:y="15cm">
          <text:p text:style-name="P1"><text:span text:style-name="T10">Poller eu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2.5cm" svg:height="1.5cm" svg:x="6cm" svg:y="16cm">
          <text:p text:style-name="P1"><text:span text:style-name="T10">Poller eu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2.5cm" svg:height="1.5cm" svg:x="5.5cm" svg:y="17cm">
          <text:p text:style-name="P1"><text:span text:style-name="T10">Poller eu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2.5cm" svg:height="1.5cm" svg:x="10cm" svg:y="14cm">
          <text:p text:style-name="P1"><text:span text:style-name="T10">Poller</text:span></text:p>
          <text:p text:style-name="P1"><text:span text:style-name="T10">Par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7" draw:layer="layout" svg:width="3cm" svg:height="2cm" svg:x="13.5cm" svg:y="13.5cm">
          <text:p text:style-name="P1"><text:span text:style-name="T7">Sched</text:span></text:p>
          <text:p text:style-name="P1"><text:span text:style-name="T7">Par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7" draw:layer="layout" svg:width="3cm" svg:height="2cm" svg:x="13.5cm" svg:y="17cm">
          <text:p text:style-name="P1"><text:span text:style-name="T7">Spare</text:span></text:p>
          <text:p text:style-name="P1"><text:span text:style-name="T7">e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7" draw:layer="layout" svg:width="3cm" svg:height="2cm" svg:x="9.5cm" svg:y="18cm">
          <text:p text:style-name="P1"><text:span text:style-name="T7">Sched</text:span></text:p>
          <text:p text:style-name="P1"><text:span text:style-name="T7">eu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7" draw:layer="layout" svg:width="3cm" svg:height="2cm" svg:x="9cm" svg:y="18.5cm">
          <text:p text:style-name="P1"><text:span text:style-name="T7">Sched</text:span></text:p>
          <text:p text:style-name="P1"><text:span text:style-name="T7">e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3cm" svg:height="1.5cm" svg:x="26.5cm" svg:y="9cm">
          <text:p text:style-name="P1"><text:span text:style-name="T10">Poller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3cm" svg:height="1.5cm" svg:x="28cm" svg:y="10cm">
          <text:p text:style-name="P1"><text:span text:style-name="T10">Poller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3cm" svg:height="1.5cm" svg:x="29.5cm" svg:y="11cm">
          <text:p text:style-name="P1"><text:span text:style-name="T10">Poller 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7" draw:layer="layout" svg:width="3.5cm" svg:height="2cm" svg:x="23.5cm" svg:y="13cm">
          <text:p text:style-name="P1"><text:span text:style-name="T7">Sched 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7" draw:layer="layout" svg:width="3.5cm" svg:height="2cm" svg:x="24.5cm" svg:y="14cm">
          <text:p text:style-name="P1"><text:span text:style-name="T7">Sched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7" draw:layer="layout" svg:width="3.5cm" svg:height="2cm" svg:x="21.5cm" svg:y="11.5cm">
          <text:p text:style-name="P1"><text:span text:style-name="T7">Spare 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4" draw:layer="layout" svg:width="4cm" svg:height="1.5cm" svg:x="27.5cm" svg:y="17.5cm">
          <text:p text:style-name="P1"><text:span text:style-name="T11">Sp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4" draw:layer="layout" svg:width="4cm" svg:height="1.5cm" svg:x="26cm" svg:y="18cm">
          <text:p text:style-name="P1"><text:span text:style-name="T11">Reaction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0" draw:id="id3" draw:layer="layout" svg:width="3cm" svg:height="1.5cm" svg:x="27.5cm" svg:y="20.5cm">
          <text:p text:style-name="P1"><text:span text:style-name="T10">Sp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4" draw:layer="layout" svg:width="3cm" svg:height="1.5cm" svg:x="26.5cm" svg:y="21cm">
          <text:p text:style-name="P1"><text:span text:style-name="T11">Bro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2.5cm" svg:height="1.5cm" svg:x="17.5cm" svg:y="25.353cm">
          <text:p text:style-name="P1"><text:span text:style-name="T10">Poller as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2.5cm" svg:height="1.5cm" svg:x="18cm" svg:y="25.853cm">
          <text:p text:style-name="P1"><text:span text:style-name="T10">Poller a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2.5cm" svg:height="1.5cm" svg:x="18.5cm" svg:y="26.353cm">
          <text:p text:style-name="P1"><text:span text:style-name="T10">Poller as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7" draw:layer="layout" svg:width="3cm" svg:height="2cm" svg:x="16cm" svg:y="22cm">
          <text:p text:style-name="P1"><text:span text:style-name="T7">Sched </text:span></text:p>
          <text:p text:style-name="P1"><text:span text:style-name="T7">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7" draw:layer="layout" svg:width="3cm" svg:height="2cm" svg:x="15.5cm" svg:y="22.5cm">
          <text:p text:style-name="P1"><text:span text:style-name="T7">Sched</text:span></text:p>
          <text:p text:style-name="P1"><text:span text:style-name="T7">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7" draw:layer="layout" svg:width="3cm" svg:height="2cm" svg:x="21cm" svg:y="22cm">
          <text:p text:style-name="P1"><text:span text:style-name="T7">Spare</text:span></text:p>
          <text:p text:style-name="P1"><text:span text:style-name="T7">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1" draw:layer="layout" draw:type="curve" svg:x1="30.5cm" svg:y1="21.25cm" svg:x2="35cm" svg:y2="20.5cm" draw:start-shape="id3" draw:start-glue-point="1" draw:end-shape="id4" draw:end-glue-point="7" svg:d="m30500 21250c3000 0 4500-250 4500-75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e6e6ff" draw:end-color="#ffffff" draw:start-intensity="100%" draw:end-intensity="100%" draw:angle="0" draw:border="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No LUA Thanks.</meta:initial-creator>
    <meta:creation-date>2009-07-08T15:50:36.30</meta:creation-date>
    <dc:date>2010-07-23T17:19:35</dc:date>
    <meta:editing-duration>PT04H21M42S</meta:editing-duration>
    <meta:editing-cycles>30</meta:editing-cycles>
    <meta:generator>OpenOffice.org/3.2$Linux OpenOffice.org_project/320m12$Build-9483</meta:generator>
    <dc:creator>rfronteau </dc:creator>
    <meta:document-statistic meta:object-count="214"/>
    <meta:user-defined meta:name="Info 1"/>
    <meta:user-defined meta:name="Info 2"/>
    <meta:user-defined meta:name="Info 3"/>
    <meta:user-defined meta:name="Info 4"/>
  </office:meta>
</office:document-meta>
</file>